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'est-ce que la NSA</text:p>
      <text:p text:style-name="P1"/>
      <text:p text:style-name="Standard">National Security Agency (NSA, « Agence nationale de la sécurité ») </text:p>
      <text:p text:style-name="Standard">responsable du renseignement d'origine électromagnétique et de la sécurité des systèmes d'information et de traitement des données du gouvernement américain. <text:span text:style-name="T1">wikipédia</text:span></text:p>
      <text:p text:style-name="Standard"/>
      <text:p text:style-name="Standard"/>
      <text:p text:style-name="Standard"><text:s/>la NSA se serait introduite dans ce réseau, accédant ainsi aux informations acheminées par le câble sous-marin SEA-ME-WE 4, qui relie l'Asie et l'Océanie à l'Europe en passant par le Moyen-Orient et <text:s/>jusqu'à Marseille, où il est relié au réseau Orange. <text:span text:style-name="T1">Le monde</text:span></text:p>
      <text:p text:style-name="P2"/>
      <text:p text:style-name="P2">250 CÂBLES MARINS DANS LE MONDE <text:s/><text:span text:style-name="T1">Le monde</text:span></text:p>
      <text:p text:style-name="Standard"/>
      <text:p text:style-name="Standard">La technique utilisée pour cette attaque, baptisée « Quantum Insert » (ou « insertion quantique ») a déjà été utilisée par l'agence britannique des renseignements électroniques, le Government Communications Headquarters (GCHQ), pour infiltrer les ordinateurs de Belgacom , ainsi que ceux du siège de l'Organisation des pays exportateurs de pétrole. Une technique qui consiste à rediriger discrètement des employés de l'entreprise vers de faux sites Internet pour installer <text:s/>à leur insu des logiciels espions sur leur machine. <text:s/><text:span text:style-name="T1">Le monde</text:span></text:p>
      <text:p text:style-name="Standard"/>
      <text:p text:style-name="Standard">la NSA a piraté en février 2013 le réseau informatique de ces 16 sociétés (dont Orange) en introduisant un virus lui permettant de récupérer des informations concernant les flux de données - tels le lieu, la <text:span text:style-name="T2">date ou les personnes participant à une conversation donnée. </text:span><text:span text:style-name="T1">LCI.TF1</text:span></text:p>
      <text:p text:style-name="P2"/>
      <text:p text:style-name="P2">le <text:s/>TAO (Tailored Access Operation), une division spéciale de l’agence, a piraté le réseau géré par un consortium supervisant le fonctionnement du câble sous-marin de télécommunications SEA-ME-WE 4 <text:span text:style-name="T1">KultureGeek</text:span></text:p>
      <text:p text:style-name="P2"/>
      <text:p text:style-name="P2">=&gt;</text:p>
      <text:p text:style-name="P2"/>
      <text:p text:style-name="P2"><text:tab/>La National Security Agency(NSA), <text:s/>Agence nationale de la sécurité en français, est un organisme gouvernemental chargé de la réccupération de données d'origine électromagnétique (radio) et électronique (internet). </text:p>
      <text:p text:style-name="P2"><text:tab/>Dans son programme de recherches, la NSA a piraté un cable sous marin : le SEA-ME-WE 4, reliant la France et l'Europe à l'Asie en passant par le nord de l'Afrique de Nord. La technique employée se nomme « Quantum Insert » soit « Quantum Insert », et fait télécharger aux employés de 16 sociétés utilisant le cable sous marin un programme espion. Ce programme tente ensuite de <text:s/>collecter les méta données des messages passant par le réseau de ces entreprises et plus exactement de ce cable.</text:p>
      <text:p text:style-name="P2"><text:tab/>Les informations sur ce piratage ont été données par Edward Snowden, ancien employé de la NSA et concernent les actes de son service nommé TAO (Tailored Access Operat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" svg:font-family="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2S</meta:editing-duration>
    <meta:editing-cycles>21</meta:editing-cycles>
    <meta:generator>OpenOffice/4.0.1$Win32 OpenOffice.org_project/401m5$Build-9714</meta:generator>
    <dc:date>2014-01-31T08:08:06.40</dc:date>
    <meta:document-statistic meta:table-count="0" meta:image-count="0" meta:object-count="0" meta:page-count="1" meta:paragraph-count="12" meta:word-count="384" meta:character-count="2456"/>
    <meta:user-defined meta:name="Info 1"/>
    <meta:user-defined meta:name="Info 2"/>
    <meta:user-defined meta:name="Info 3"/>
    <meta:user-defined meta:name="Info 4"/>
  </office:meta>
</office:document-meta>
</file>